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35cm" fo:min-width="3.538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4.035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3.622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5cm"/>
    </style:style>
    <style:style style:name="gr5" style:family="graphic" style:parent-style-name="objectwithoutfill">
      <style:graphic-properties svg:stroke-width="0.106cm" svg:stroke-color="#003d7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53cm" svg:stroke-color="#003d73" draw:marker-start-width="0.28cm" draw:marker-end-width="0.28cm" draw:fill="non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5.1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10" style:family="graphic" style:parent-style-name="standard">
      <style:graphic-properties draw:stroke="dash" draw:stroke-dash="Dashed_20__28_var_29_" svg:stroke-width="0.106cm" draw:marker-start-width="0.358cm" draw:marker-end-width="0.358cm" draw:fill="none" draw:fill-color="#ffffff" draw:opacity="100%" draw:opacity-name="" draw:textarea-horizontal-align="justify" draw:textarea-vertical-align="middle" draw:auto-grow-height="false" fo:min-height="11.738cm" fo:min-width="14.888cm" fo:padding-top="0.177cm" fo:padding-bottom="0.177cm" fo:padding-left="0.302cm" fo:padding-right="0.302cm"/>
    </style:style>
    <style:style style:name="gr11" style:family="graphic" style:parent-style-name="standard">
      <style:graphic-properties draw:textarea-horizontal-align="justify" draw:textarea-vertical-align="middle" draw:auto-grow-height="false" fo:min-height="0.006cm" fo:min-width="5.344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.0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4" style:family="graphic" style:parent-style-name="standard">
      <style:graphic-properties svg:stroke-color="#808080" draw:fill="none" draw:fill-color="#ffffff" draw:textarea-horizontal-align="justify" draw:textarea-vertical-align="middle" draw:auto-grow-height="false" fo:min-height="2.95cm" fo:min-width="3.1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55cm" fo:min-width="0.5cm"/>
    </style:style>
    <style:style style:name="gr16" style:family="graphic" style:parent-style-name="standard">
      <style:graphic-properties svg:stroke-color="#808080" draw:fill="none" draw:fill-color="#ffffff" draw:textarea-horizontal-align="justify" draw:textarea-vertical-align="middle" draw:auto-grow-height="false" fo:min-height="5.55cm" fo:min-width="3.1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0.025cm"/>
    </style:style>
    <style:style style:name="gr18" style:family="graphic" style:parent-style-name="standard">
      <style:graphic-properties draw:textarea-horizontal-align="justify" draw:textarea-vertical-align="middle" draw:auto-grow-height="false" fo:min-height="0.007cm" fo:min-width="5.344cm"/>
    </style:style>
    <style:style style:name="gr19" style:family="graphic" style:parent-style-name="objectwithoutfill">
      <style:graphic-properties draw:stroke="dash" draw:stroke-dash="Dashed_20__28_var_29_"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2.884cm" style:use-optimal-column-width="false"/>
    </style:style>
    <style:style style:name="co2" style:family="table-column">
      <style:table-column-properties style:column-width="1.85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9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text-shadow="1pt 1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color="#ffffff" fo:text-shadow="1pt 1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P8" style:family="paragraph">
      <style:text-properties fo:color="#003d73" fo:font-size="22pt" fo:font-weight="normal" style:font-size-asian="22pt" style:font-weight-asian="normal" style:font-size-complex="22pt" style:font-weight-complex="normal"/>
    </style:style>
    <style:style style:name="P9" style:family="paragraph">
      <loext:graphic-properties draw:fill="none" draw:fill-color="#ffffff"/>
      <style:text-properties fo:color="#003d73"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cccccc"/>
      <style:paragraph-properties fo:text-align="center"/>
      <style:text-properties fo:color="#ffffff" fo:text-shadow="1pt 1pt"/>
    </style:style>
    <style:style style:name="P12" style:family="paragraph">
      <style:text-properties fo:color="#003d73"/>
    </style:style>
    <style:style style:name="P13" style:family="paragraph">
      <loext:graphic-properties draw:fill="none" draw:fill-color="#ffffff"/>
      <style:text-properties fo:color="#003d73"/>
    </style:style>
    <style:style style:name="P14" style:family="paragraph">
      <style:text-properties fo:color="#003d73" fo:font-size="16pt" style:font-size-asian="16pt" style:font-size-complex="16pt"/>
    </style:style>
    <style:style style:name="P15" style:family="paragraph">
      <loext:graphic-properties draw:fill="none" draw:fill-color="#ffffff"/>
      <style:text-properties fo:color="#003d73" fo:font-size="16pt" style:font-size-asian="16pt" style:font-size-complex="16pt"/>
    </style:style>
    <style:style style:name="P16" style:family="paragraph">
      <style:paragraph-properties fo:text-align="center"/>
      <style:text-properties fo:color="#003d73" fo:font-size="26pt" style:font-size-asian="26pt" style:font-size-complex="26pt"/>
    </style:style>
    <style:style style:name="P17" style:family="paragraph">
      <loext:graphic-properties draw:fill="none" draw:fill-color="#ffffff"/>
      <style:paragraph-properties fo:text-align="center"/>
      <style:text-properties fo:color="#003d73" fo:font-size="26pt" style:font-size-asian="26pt" style:font-size-complex="26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-color="#ffffff"/>
    </style:style>
    <style:style style:name="T1" style:family="text">
      <style:text-properties fo:color="#ffffff" fo:font-size="18pt" fo:text-shadow="1pt 1pt" fo:font-weight="normal" style:font-weight-asian="normal" style:font-weight-complex="normal"/>
    </style:style>
    <style:style style:name="T2" style:family="text">
      <style:text-properties fo:color="#003d73"/>
    </style:style>
    <style:style style:name="T3" style:family="text">
      <style:text-properties fo:color="#ffffff" fo:text-shadow="1pt 1pt"/>
    </style:style>
    <style:style style:name="T4" style:family="text">
      <style:text-properties fo:color="#003d73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3d73" fo:font-size="16pt" style:font-size-asian="16pt" style:font-size-complex="16pt"/>
    </style:style>
    <style:style style:name="T7" style:family="text">
      <style:text-properties fo:color="#003d73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038cm" svg:height="2.6cm" svg:x="0.4cm" svg:y="0.099cm">
          <text:p text:style-name="P1"><text:span text:style-name="T1">Probl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35cm" svg:height="2.6cm" svg:x="6.665cm" svg:y="0.099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2cm" svg:height="2.6cm" svg:x="13.9cm" svg:y="0.099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2.6cm" svg:x="21cm" svg:y="-0.001cm">
          <text:p text:style-name="P1"><text:span text:style-name="T1">Computatio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38cm" svg:y1="1.499cm" svg:x2="6.665cm" svg:y2="1.499cm">
          <text:p/>
        </draw:line>
        <draw:line draw:style-name="gr5" draw:text-style-name="P3" draw:layer="layout" svg:x1="11.2cm" svg:y1="1.499cm" svg:x2="13.9cm" svg:y2="1.499cm">
          <text:p/>
        </draw:line>
        <draw:line draw:style-name="gr5" draw:text-style-name="P3" draw:layer="layout" svg:x1="18.022cm" svg:y1="1.499cm" svg:x2="21cm" svg:y2="1.499cm">
          <text:p/>
        </draw:line>
        <draw:line draw:style-name="gr6" draw:text-style-name="P3" draw:layer="layout" svg:x1="21cm" svg:y1="2.599cm" svg:x2="0.1cm" svg:y2="5.1cm">
          <text:p/>
        </draw:line>
        <draw:line draw:style-name="gr6" draw:text-style-name="P3" draw:layer="layout" svg:x1="25cm" svg:y1="2.599cm" svg:x2="25.7cm" svg:y2="4.1cm">
          <text:p/>
        </draw:line>
        <draw:frame draw:style-name="gr7" draw:text-style-name="P4" draw:layer="layout" svg:width="3.811cm" svg:height="5.228cm" svg:x="0cm" svg:y="5.7cm">
          <draw:text-box>
            <text:p><text:span text:style-name="T2">Input:</text:span></text:p>
            <text:p/>
            <text:list text:style-name="L2">
              <text:list-item>
                <text:p>Keyboard</text:p>
              </text:list-item>
              <text:list-item>
                <text:p>Mouse</text:p>
              </text:list-item>
              <text:list-item>
                <text:p>Camera</text:p>
              </text:list-item>
              <text:list-item>
                <text:p>File</text:p>
              </text:list-item>
              <text:list-item>
                <text:p>…</text:p>
              </text:list-item>
            </text:list>
          </draw:text-box>
        </draw:frame>
        <draw:custom-shape draw:style-name="gr8" draw:text-style-name="P5" draw:layer="layout" svg:width="5.6cm" svg:height="1.2cm" svg:x="5.1cm" svg:y="5.7cm">
          <text:p text:style-name="P5"><text:span text:style-name="T3">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6cm" svg:height="1.2cm" svg:x="17.4cm" svg:y="5.7cm">
          <text:p text:style-name="P6"><text:span text:style-name="T3">CPU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6.8cm" svg:height="13.4cm" svg:x="4.7cm" svg:y="5.1cm">
          <text:p/>
          <draw:enhanced-geometry svg:viewBox="0 0 21600 21600" draw:path-stretchpoint-x="10800" draw:path-stretchpoint-y="10800" draw:text-areas="?f3 ?f4 ?f5 ?f6" draw:type="round-rectangle" draw:modifiers="565.74882471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3.46cm" svg:height="4.517cm" svg:x="22.2cm" svg:y="5.7cm">
          <draw:text-box>
            <text:p><text:span text:style-name="T2">Output:</text:span></text:p>
            <text:p/>
            <text:list text:style-name="L1">
              <text:list-item>
                <text:p>Screen</text:p>
              </text:list-item>
              <text:list-item>
                <text:p>Speaker</text:p>
              </text:list-item>
              <text:list-item>
                <text:p>File</text:p>
              </text:list-item>
              <text:list-item>
                <text:p>...</text:p>
              </text:list-item>
            </text:list>
          </draw:text-box>
        </draw:frame>
        <draw:custom-shape draw:style-name="gr11" draw:text-style-name="P1" draw:layer="layout" svg:width="6.3cm" svg:height="0.6cm" svg:x="10.9cm" svg:y="6cm">
          <text:p/>
          <draw:enhanced-geometry svg:viewBox="0 0 21600 21600" draw:text-areas="?f5 ?f1 ?f6 ?f3" draw:type="left-right-arrow" draw:modifiers="1838.74461880294 6194.5137157107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0.589cm" svg:height="0.6cm" svg:x="3.91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9" draw:layer="layout" svg:width="4.1cm" svg:height="1.119cm" svg:x="11cm" svg:y="3.9cm">
          <draw:text-box>
            <text:p text:style-name="P8"><text:span text:style-name="T4">Computer</text:span></text:p>
          </draw:text-box>
        </draw:frame>
        <draw:custom-shape draw:style-name="gr12" draw:text-style-name="P1" draw:layer="layout" svg:width="0.589cm" svg:height="0.6cm" svg:x="21.711cm" svg:y="7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.883cm" svg:height="9.775cm" svg:x="6.061cm" svg:y="7.9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2</text:p>
              </table:table-cell>
            </table:table-row>
            <table:table-row table:style-name="ro2">
              <table:table-cell table:style-name="gray2">
                <text:p>1</text:p>
              </table:table-cell>
            </table:table-row>
            <table:table-row table:style-name="ro2">
              <table:table-cell table:style-name="gray1">
                <text:p>44</text:p>
              </table:table-cell>
            </table:table-row>
            <table:table-row table:style-name="ro2">
              <table:table-cell table:style-name="gray2">
                <text:p>23</text:p>
              </table:table-cell>
            </table:table-row>
            <table:table-row table:style-name="ro2">
              <table:table-cell table:style-name="gray1">
                <text:p>3.14</text:p>
              </table:table-cell>
            </table:table-row>
            <table:table-row table:style-name="ro2">
              <table:table-cell table:style-name="gray2">
                <text:p>“Jane“</text:p>
              </table:table-cell>
            </table:table-row>
            <table:table-row table:style-name="ro2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...</text:p>
              </table:table-cell>
            </table:table-row>
            <table:table-row table:style-name="ro2">
              <table:table-cell table:style-name="gray1">
                <text:p>...</text:p>
              </table:table-cell>
            </table:table-row>
            <table:table-row table:style-name="ro1">
              <table:table-cell table:style-name="gray2"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10" draw:layer="layout" svg:width="3.6cm" svg:height="3.2cm" svg:x="17.4cm" svg:y="7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8cm" svg:x="17.7cm" svg:y="8.3cm">
          <text:p text:style-name="P6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8cm" svg:x="17.7cm" svg:y="9.5cm">
          <text:p text:style-name="P6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8cm" svg:x="19.7cm" svg:y="8.3cm">
          <text:p text:style-name="P6"><text:span text:style-name="T3">*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cm" svg:height="0.8cm" svg:x="19.7cm" svg:y="9.5cm">
          <text:p text:style-name="P6"><text:span text:style-name="T3">/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035cm" svg:height="0.962cm" svg:x="18.7cm" svg:y="9.9cm">
          <draw:text-box>
            <text:p>...</text:p>
          </draw:text-box>
        </draw:frame>
        <draw:custom-shape draw:style-name="gr16" draw:text-style-name="P10" draw:layer="layout" svg:width="3.6cm" svg:height="5.8cm" svg:x="17.4cm" svg:y="12.3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932cm" svg:height="0.962cm" svg:x="17.7cm" svg:y="12.3cm">
          <draw:text-box>
            <text:p text:style-name="P12">Program</text:p>
          </draw:text-box>
        </draw:frame>
        <draw:frame draw:style-name="gr7" draw:text-style-name="P15" draw:layer="layout" svg:width="3.546cm" svg:height="4.013cm" svg:x="17.4cm" svg:y="13.6cm">
          <draw:text-box>
            <text:p text:style-name="P14"><text:span text:style-name="T5">instruction 0</text:span></text:p>
            <text:p text:style-name="P14"><text:span text:style-name="T6">instruction 1</text:span></text:p>
            <text:p text:style-name="P14"><text:span text:style-name="T6">instruction 2</text:span></text:p>
            <text:p text:style-name="P14"><text:span text:style-name="T6">instruction 3</text:span></text:p>
            <text:p text:style-name="P14"><text:span text:style-name="T6">instruction 4</text:span></text:p>
            <text:p text:style-name="P14"><text:span text:style-name="T6">...</text:span></text:p>
          </draw:text-box>
        </draw:frame>
        <draw:custom-shape draw:style-name="gr17" draw:text-style-name="P1" draw:layer="layout" svg:width="0.6cm" svg:height="0.6cm" draw:transform="rotate (1.5707963267949) translate (18.801cm 12cm)">
          <text:p/>
          <draw:enhanced-geometry svg:viewBox="0 0 21600 21600" draw:text-areas="0 ?f0 ?f5 ?f2" draw:type="right-arrow" draw:modifiers="9919.46755407654 5355.0748752079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6.3cm" svg:height="0.601cm" svg:x="10.901cm" svg:y="8.9cm">
          <text:p/>
          <draw:enhanced-geometry svg:viewBox="0 0 21600 21600" draw:text-areas="?f5 ?f1 ?f6 ?f3" draw:type="left-right-arrow" draw:modifiers="1838.74461880294 6194.5137157107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9" draw:text-style-name="P3" draw:layer="layout" svg:x1="4.7cm" svg:y1="7.3cm" svg:x2="21.5cm" svg:y2="7.3cm">
          <text:p/>
        </draw:line>
        <draw:frame draw:style-name="gr20" draw:text-style-name="P17" draw:layer="layout" svg:width="4.6cm" svg:height="1.276cm" draw:transform="rotate (1.5707963267949) translate (4.799cm 14.6cm)">
          <draw:text-box>
            <text:p text:style-name="P16"><text:span text:style-name="T7">Varia</text:span><text:span text:style-name="T7">bles</text:span></text:p>
          </draw:text-box>
        </draw:frame>
        <draw:frame draw:style-name="standard" draw:layer="layout" svg:width="1.856cm" svg:height="9.719cm" svg:x="8.9cm" svg:y="7.95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8">a</text:p>
              </table:table-cell>
            </table:table-row>
            <table:table-row table:style-name="ro1">
              <table:table-cell table:style-name="ce1">
                <text:p text:style-name="P18">b</text:p>
              </table:table-cell>
            </table:table-row>
            <table:table-row table:style-name="ro1">
              <table:table-cell table:style-name="ce1">
                <text:p text:style-name="P18">c</text:p>
              </table:table-cell>
            </table:table-row>
            <table:table-row table:style-name="ro1">
              <table:table-cell table:style-name="ce1">
                <text:p text:style-name="P18">age</text:p>
              </table:table-cell>
            </table:table-row>
            <table:table-row table:style-name="ro1">
              <table:table-cell table:style-name="ce1">
                <text:p text:style-name="P18">pi</text:p>
              </table:table-cell>
            </table:table-row>
            <table:table-row table:style-name="ro1">
              <table:table-cell table:style-name="ce1">
                <text:p text:style-name="P18">name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8cm" fo:page-height="1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539cm" svg:x="1cm" svg:y="3.003cm"/>
      <draw:page-thumbnail draw:layer="backgroundobjects" svg:width="8.999cm" svg:height="6.539cm" svg:x="1cm" svg:y="11.579cm"/>
      <draw:page-thumbnail draw:layer="backgroundobjects" svg:width="8.999cm" svg:height="6.539cm" svg:x="1cm" svg:y="20.155cm"/>
      <draw:page-thumbnail draw:layer="backgroundobjects" svg:width="8.999cm" svg:height="6.539cm" svg:x="11cm" svg:y="3.003cm"/>
      <draw:page-thumbnail draw:layer="backgroundobjects" svg:width="8.999cm" svg:height="6.539cm" svg:x="11cm" svg:y="11.579cm"/>
      <draw:page-thumbnail draw:layer="backgroundobjects" svg:width="8.999cm" svg:height="6.539cm" svg:x="11cm" svg:y="20.155cm"/>
    </style:handout-master>
    <style:master-page style:name="Standard" style:page-layout-name="PM1" draw:style-name="Mdp1">
      <draw:frame presentation:style-name="Standard-title" draw:layer="backgroundobjects" svg:width="23.219cm" svg:height="2.628cm" svg:x="1.29cm" svg:y="0.627cm" presentation:class="title" presentation:placeholder="true">
        <draw:text-box/>
      </draw:frame>
      <draw:frame presentation:style-name="Standard-outline1" draw:layer="backgroundobjects" svg:width="23.219cm" svg:height="9.134cm" svg:x="1.29cm" svg:y="3.684cm" presentation:class="outline" presentation:placeholder="true">
        <draw:text-box/>
      </draw:frame>
      <draw:frame presentation:style-name="Mpr1" draw:text-style-name="MP2" draw:layer="backgroundobjects" svg:width="6.01cm" svg:height="1.086cm" svg:x="1.2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178cm" svg:height="1.086cm" svg:x="8.823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1cm" svg:height="1.086cm" svg:x="18.498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1:12:06.180466412</meta:creation-date>
    <dc:date>2019-09-08T22:11:21.789694203</dc:date>
    <meta:editing-duration>PT39M47S</meta:editing-duration>
    <meta:editing-cycles>5</meta:editing-cycles>
    <meta:generator>LibreOffice/6.0.7.3$Linux_X86_64 LibreOffice_project/00m0$Build-3</meta:generator>
    <meta:document-statistic meta:object-count="56"/>
  </office:meta>
</office:document-meta>
</file>